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i>f</mi>
          <mi>,</mi>
          <mi>g</mi>
        </mrow>
        <mo stretchy="false">}</mo>
      </mrow>
      <mrow>
        <mi/>
        <mo stretchy="false">=</mo>
        <mrow>
          <mi/>
          <mo stretchy="false">−</mo>
          <mrow>
            <mo stretchy="false">{</mo>
            <mrow>
              <mi>g</mi>
              <mi>,</mi>
              <mi>f</mi>
            </mrow>
            <mo stretchy="false">}</mo>
          </mrow>
        </mrow>
      </mrow>
      <mi/>
      <mi>;</mi>
      <mi/>
      <mrow>
        <mo stretchy="false">{</mo>
        <mrow>
          <mi>f</mi>
          <mi>,</mi>
          <mi>f</mi>
        </mrow>
        <mo stretchy="false">}</mo>
      </mrow>
      <mrow>
        <mi/>
        <mo stretchy="false">=</mo>
        <mi/>
      </mrow>
      <mn>0</mn>
      <mi/>
      <mo stretchy="false">∀</mo>
      <mi>f</mi>
    </mrow>
    <annotation encoding="StarMath 5.0">lbrace f , g rbrace `=` - lbrace g , f rbrace ` ; ~~~ lbrace f , f rbrace `=` 0 ~~~ forall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25:32.292000000</meta:creation-date>
    <meta:generator>LibreOffice/4.1.4.2$Windows_x86 LibreOffice_project/0a0440ccc0227ad9829de5f46be37cfb6edcf72</meta:generator>
  </office:meta>
</office:document-meta>
</file>